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25ad" officeooo:paragraph-rsid="000a25ad"/>
    </style:style>
    <style:style style:name="P2" style:family="paragraph" style:parent-style-name="Standard">
      <style:text-properties fo:font-size="16pt" officeooo:rsid="000a25ad" officeooo:paragraph-rsid="000a25ad" style:font-size-asian="16pt" style:font-size-complex="16pt"/>
    </style:style>
    <style:style style:name="P3" style:family="paragraph" style:parent-style-name="Standard">
      <style:text-properties fo:font-size="16pt" officeooo:rsid="000a25ad" officeooo:paragraph-rsid="000a25ad" style:font-size-asian="14pt" style:font-size-complex="16pt"/>
    </style:style>
    <style:style style:name="P4" style:family="paragraph" style:parent-style-name="Standard">
      <style:text-properties fo:font-size="12pt" officeooo:rsid="000a25ad" officeooo:paragraph-rsid="000a25ad" style:font-size-asian="10.5pt" style:font-size-complex="12pt"/>
    </style:style>
    <style:style style:name="P5" style:family="paragraph" style:parent-style-name="Standard">
      <style:text-properties fo:font-size="12pt" officeooo:rsid="000c5c4e" officeooo:paragraph-rsid="000c5c4e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mbres:</text:p>
      <text:p text:style-name="P1"/>
      <text:p text:style-name="P1">Juan Andrés Sanabria – 202113000</text:p>
      <text:p text:style-name="P1">Juan Daniel Sepúlveda – 20213067</text:p>
      <text:p text:style-name="P1"/>
      <text:p text:style-name="P2">Análisis de complejidad por requerimiento:</text:p>
      <text:p text:style-name="P1"/>
      <text:p text:style-name="P1">pass</text:p>
      <text:p text:style-name="P1"/>
      <text:p text:style-name="P3">Pruebas de tiempo de ejecución</text:p>
      <text:p text:style-name="P3"/>
      <text:p text:style-name="P5">an-sanabria (ms):</text:p>
      <text:p text:style-name="P5">* Req 1: 56.97540700000003</text:p>
      <text:p text:style-name="P5">* Req 2: 314.59289299999995</text:p>
      <text:p text:style-name="P5">* Req 4: 286.2617839999999</text:p>
      <text:p text:style-name="P5">* Req 6: 173.712659</text:p>
      <text:p text:style-name="P4"/>
      <text:p text:style-name="P2">Encargados de requerimientos:</text:p>
      <text:p text:style-name="P4"/>
      <text:p text:style-name="P4">Andrés Sanabria → Requerimientos 1, 2, 4 y 6.</text:p>
      <text:p text:style-name="P4">Daniel Sepúlveda → Requerimientos 2, 3 y 5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23:59:01.716270915</meta:creation-date>
    <dc:date>2021-09-23T00:21:14.664087852</dc:date>
    <meta:editing-duration>PT12M6S</meta:editing-duration>
    <meta:editing-cycles>2</meta:editing-cycles>
    <meta:generator>LibreOffice/7.1.6.2.0$Linux_X86_64 LibreOffice_project/10$Build-2</meta:generator>
    <meta:document-statistic meta:table-count="0" meta:image-count="0" meta:object-count="0" meta:page-count="1" meta:paragraph-count="14" meta:word-count="58" meta:character-count="380" meta:non-whitespace-character-count="334"/>
  </office:meta>
</office:document-meta>
</file>